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33mm"/>
    </style:style>
    <style:style style:name="co2" style:family="table-column">
      <style:table-column-properties fo:break-before="auto" style:column-width="31.71mm"/>
    </style:style>
    <style:style style:name="co3" style:family="table-column">
      <style:table-column-properties fo:break-before="auto" style:column-width="22.84mm"/>
    </style:style>
    <style:style style:name="co4" style:family="table-column">
      <style:table-column-properties fo:break-before="auto" style:column-width="22.9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Tempo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jidad</text:p>
          </table:table-cell>
          <table:table-cell office:value-type="string" calcext:value-type="string">
            <text:p>Pequeñ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Gra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undidad</text:p>
          </table:table-cell>
          <table:table-cell office:value-type="float" office:value="0.5203378200531" calcext:value-type="float">
            <text:p>0,5203378201</text:p>
          </table:table-cell>
          <table:table-cell office:value-type="string" calcext:value-type="string">
            <text:p>5912,C291329860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>
            <draw:frame table:end-cell-address="Hoja1.L18" table:end-x="13.04mm" table:end-y="2.81mm" draw:z-index="0" draw:name="Gráfico 2" draw:style-name="gr1" draw:text-style-name="P1" svg:width="125.22mm" svg:height="76.19mm" svg:x="2.47mm" svg:y="1.87mm">
              <draw:object draw:notify-on-update-of-ranges="Hoja1.A3:Hoja1.A7 Hoja1.B2:Hoja1.B2 Hoja1.B3:Hoja1.B7 Hoja1.C2:Hoja1.C2 Hoja1.C3:Hoja1.C7 Hoja1.D2:Hoja1.D2 Hoja1.D3:Hoja1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ste Uniforme</text:p>
          </table:table-cell>
          <table:table-cell office:value-type="float" office:value="0.0531020164489746" calcext:value-type="float">
            <text:p>0,0531020164</text:p>
          </table:table-cell>
          <table:table-cell office:value-type="float" office:value="0.409279108047485" calcext:value-type="float">
            <text:p>0,409279108</text:p>
          </table:table-cell>
          <table:table-cell office:value-type="float" office:value="1.42233943939208" calcext:value-type="float">
            <text:p>1,4223394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hura</text:p>
          </table:table-cell>
          <table:table-cell office:value-type="float" office:value="0.0560774803161621" calcext:value-type="float">
            <text:p>0,0560774803</text:p>
          </table:table-cell>
          <table:table-cell office:value-type="float" office:value="0.27492356300354" calcext:value-type="float">
            <text:p>0,274923563</text:p>
          </table:table-cell>
          <table:table-cell office:value-type="float" office:value="0.95188021659851" calcext:value-type="float">
            <text:p>0,9518802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raz</text:p>
          </table:table-cell>
          <table:table-cell office:value-type="float" office:value="0.0543363094329834" calcext:value-type="float">
            <text:p>0,0543363094</text:p>
          </table:table-cell>
          <table:table-cell office:value-type="float" office:value="1.66675472259521" calcext:value-type="float">
            <text:p>1,6667547226</text:p>
          </table:table-cell>
          <table:table-cell office:value-type="float" office:value="3.49178385734558" calcext:value-type="float">
            <text:p>3,4917838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0.0783705711364746" calcext:value-type="float">
            <text:p>0,0783705711</text:p>
          </table:table-cell>
          <table:table-cell office:value-type="float" office:value="0.813387870788574" calcext:value-type="float">
            <text:p>0,8133878708</text:p>
          </table:table-cell>
          <table:table-cell office:value-type="float" office:value="2.8290524482727" calcext:value-type="float">
            <text:p>2,829052448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pa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jidad</text:p>
          </table:table-cell>
          <table:table-cell office:value-type="string" calcext:value-type="string">
            <text:p>Pequeñ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Gran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fundidad</text:p>
          </table:table-cell>
          <table:table-cell office:value-type="float" office:value="46048" calcext:value-type="float">
            <text:p>46048</text:p>
          </table:table-cell>
          <table:table-cell office:value-type="string" calcext:value-type="string">
            <text:p>O51747663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te Uniforme</text:p>
          </table:table-cell>
          <table:table-cell office:value-type="float" office:value="1815" calcext:value-type="float">
            <text:p>1815</text:p>
          </table:table-cell>
          <table:table-cell office:value-type="float" office:value="18937" calcext:value-type="float">
            <text:p>18937</text:p>
          </table:table-cell>
          <table:table-cell office:value-type="float" office:value="63475" calcext:value-type="float">
            <text:p>63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hura</text:p>
          </table:table-cell>
          <table:table-cell office:value-type="float" office:value="1962" calcext:value-type="float">
            <text:p>1962</text:p>
          </table:table-cell>
          <table:table-cell office:value-type="float" office:value="12332" calcext:value-type="float">
            <text:p>12332</text:p>
          </table:table-cell>
          <table:table-cell office:value-type="float" office:value="43965" calcext:value-type="float">
            <text:p>43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raz</text:p>
          </table:table-cell>
          <table:table-cell office:value-type="float" office:value="1151" calcext:value-type="float">
            <text:p>1151</text:p>
          </table:table-cell>
          <table:table-cell office:value-type="float" office:value="36495" calcext:value-type="float">
            <text:p>36495</text:p>
          </table:table-cell>
          <table:table-cell office:value-type="float" office:value="80901" calcext:value-type="float">
            <text:p>80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*</text:p>
          </table:table-cell>
          <table:table-cell office:value-type="float" office:value="1473" calcext:value-type="float">
            <text:p>1473</text:p>
          </table:table-cell>
          <table:table-cell office:value-type="float" office:value="17571" calcext:value-type="float">
            <text:p>17571</text:p>
          </table:table-cell>
          <table:table-cell office:value-type="float" office:value="64433" calcext:value-type="float">
            <text:p>64433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>
            <draw:frame table:end-cell-address="Hoja1.G40" table:end-x="1.87mm" table:end-y="0.86mm" draw:z-index="1" draw:name="Gráfico 2" draw:style-name="gr1" draw:text-style-name="P1" svg:width="125.22mm" svg:height="76.19mm" svg:x="26.24mm" svg:y="5.1mm">
              <draw:object draw:notify-on-update-of-ranges="Hoja1.A11:Hoja1.A11 Hoja1.A12:Hoja1.A16 Hoja1.B11:Hoja1.B11 Hoja1.B12:Hoja1.B16 Hoja1.C11:Hoja1.C11 Hoja1.C12:Hoja1.C16 Hoja1.D11:Hoja1.D11 Hoja1.D12:Hoja1.D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fo:font-size="11pt" style:font-size-asian="11pt" style:font-name-complex="Liberation Sans1" style:font-family-complex="'Liberation Sans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family-generic-complex="swiss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'" style:font-family-generic-complex="swiss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family-generic-complex="swiss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'" style:font-family-generic-complex="swiss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</meta:initial-creator>
    <meta:editing-cycles>7</meta:editing-cycles>
    <meta:creation-date>2015-12-05T16:48:10</meta:creation-date>
    <dc:date>2015-12-09T14:49:04.462367564</dc:date>
    <meta:editing-duration>PT10M53S</meta:editing-duration>
    <meta:generator>LibreOffice/4.4.6.3$Linux_X86_64 LibreOffice_project/40m0$Build-3</meta:generator>
    <meta:document-statistic meta:table-count="1" meta:cell-count="50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23cm" svg:height="7.62cm" xlink:href=".." xlink:type="simple" chart:class="chart:bar" chart:style-name="ch1">
        <chart:legend chart:legend-position="bottom" svg:x="3.592cm" svg:y="6.837cm" style:legend-expansion="wide" chart:style-name="ch2"/>
        <chart:plot-area chart:style-name="ch3" table:cell-range-address="Hoja1.A2:Hoja1.D7" chart:data-source-has-labels="both" svg:x="0.25cm" svg:y="0.152cm" svg:width="12.023cm" svg:height="6.533cm">
          <chartooo:coordinate-region svg:x="0.88cm" svg:y="0.351cm" svg:width="11.393cm" svg:height="5.837cm"/>
          <chart:axis chart:dimension="x" chart:name="primary-x" chart:style-name="ch4" chartooo:axis-type="auto">
            <chartooo:date-scale/>
            <chart:categories table:cell-range-address="Hoja1.A3:Hoja1.A7"/>
          </chart:axis>
          <chart:axis chart:dimension="y" chart:name="primary-y" chart:style-name="ch5"/>
          <chart:series chart:style-name="ch6" chart:values-cell-range-address="Hoja1.B3:Hoja1.B7" chart:label-cell-address="Hoja1.B2:Hoja1.B2" chart:class="chart:bar">
            <chart:data-point chart:repeated="5"/>
          </chart:series>
          <chart:series chart:style-name="ch7" chart:values-cell-range-address="Hoja1.C3:Hoja1.C7" chart:label-cell-address="Hoja1.C2:Hoja1.C2" chart:class="chart:bar">
            <chart:data-point chart:repeated="5"/>
          </chart:series>
          <chart:series chart:style-name="ch8" chart:values-cell-range-address="Hoja1.D3:Hoja1.D7" chart:label-cell-address="Hoja1.D2:Hoja1.D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queña</text:p>
                <draw:g>
                  <svg:desc>Hoja1.B2:Hoja1.B2</svg:desc>
                </draw:g>
              </table:table-cell>
              <table:table-cell office:value-type="string">
                <text:p>Mediana</text:p>
                <draw:g>
                  <svg:desc>Hoja1.C2:Hoja1.C2</svg:desc>
                </draw:g>
              </table:table-cell>
              <table:table-cell office:value-type="string">
                <text:p>Grande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undidad</text:p>
                <draw:g>
                  <svg:desc>Hoja1.A3:Hoja1.A7</svg:desc>
                </draw:g>
              </table:table-cell>
              <table:table-cell office:value-type="float" office:value="0.5203378200531">
                <text:p>0.5203378200531</text:p>
                <draw:g>
                  <svg:desc>Hoja1.B3:Hoja1.B7</svg:desc>
                </draw:g>
              </table:table-cell>
              <table:table-cell office:value-type="float" office:value="NaN">
                <text:p>NaN</text:p>
                <draw:g>
                  <svg:desc>Hoja1.C3:Hoja1.C7</svg:desc>
                </draw:g>
              </table:table-cell>
              <table:table-cell office:value-type="float" office:value="0">
                <text:p>0</text:p>
                <draw:g>
                  <svg:desc>Hoja1.D3:Hoja1.D7</svg:desc>
                </draw:g>
              </table:table-cell>
            </table:table-row>
            <table:table-row>
              <table:table-cell office:value-type="string">
                <text:p>Coste Uniforme</text:p>
              </table:table-cell>
              <table:table-cell office:value-type="float" office:value="0.0531020164489746">
                <text:p>0.0531020164489746</text:p>
              </table:table-cell>
              <table:table-cell office:value-type="float" office:value="0.409279108047485">
                <text:p>0.409279108047485</text:p>
              </table:table-cell>
              <table:table-cell office:value-type="float" office:value="1.42233943939208">
                <text:p>1.42233943939208</text:p>
              </table:table-cell>
            </table:table-row>
            <table:table-row>
              <table:table-cell office:value-type="string">
                <text:p>Anchura</text:p>
              </table:table-cell>
              <table:table-cell office:value-type="float" office:value="0.0560774803161621">
                <text:p>0.0560774803161621</text:p>
              </table:table-cell>
              <table:table-cell office:value-type="float" office:value="0.27492356300354">
                <text:p>0.27492356300354</text:p>
              </table:table-cell>
              <table:table-cell office:value-type="float" office:value="0.95188021659851">
                <text:p>0.95188021659851</text:p>
              </table:table-cell>
            </table:table-row>
            <table:table-row>
              <table:table-cell office:value-type="string">
                <text:p>Voraz</text:p>
              </table:table-cell>
              <table:table-cell office:value-type="float" office:value="0.0543363094329834">
                <text:p>0.0543363094329834</text:p>
              </table:table-cell>
              <table:table-cell office:value-type="float" office:value="1.66675472259521">
                <text:p>1.66675472259521</text:p>
              </table:table-cell>
              <table:table-cell office:value-type="float" office:value="3.49178385734558">
                <text:p>3.49178385734558</text:p>
              </table:table-cell>
            </table:table-row>
            <table:table-row>
              <table:table-cell office:value-type="string">
                <text:p>A*</text:p>
              </table:table-cell>
              <table:table-cell office:value-type="float" office:value="0.0783705711364746">
                <text:p>0.0783705711364746</text:p>
              </table:table-cell>
              <table:table-cell office:value-type="float" office:value="0.813387870788574">
                <text:p>0.813387870788574</text:p>
              </table:table-cell>
              <table:table-cell office:value-type="float" office:value="2.8290524482727">
                <text:p>2.829052448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23cm" svg:height="7.62cm" xlink:href=".." xlink:type="simple" chart:class="chart:bar" chart:style-name="ch1">
        <chart:legend chart:legend-position="bottom" svg:x="3.592cm" svg:y="6.837cm" style:legend-expansion="wide" chart:style-name="ch2"/>
        <chart:plot-area chart:style-name="ch3" table:cell-range-address="Hoja1.A11:Hoja1.D16" chart:data-source-has-labels="both" svg:x="0.25cm" svg:y="0.152cm" svg:width="12.023cm" svg:height="6.533cm">
          <chartooo:coordinate-region svg:x="1.409cm" svg:y="0.351cm" svg:width="10.864cm" svg:height="5.837cm"/>
          <chart:axis chart:dimension="x" chart:name="primary-x" chart:style-name="ch4" chartooo:axis-type="auto">
            <chartooo:date-scale/>
            <chart:categories table:cell-range-address="Hoja1.A12:Hoja1.A16"/>
          </chart:axis>
          <chart:axis chart:dimension="y" chart:name="primary-y" chart:style-name="ch5"/>
          <chart:series chart:style-name="ch6" chart:values-cell-range-address="Hoja1.B12:Hoja1.B16" chart:label-cell-address="Hoja1.B11:Hoja1.B11" chart:class="chart:bar">
            <chart:data-point chart:repeated="5"/>
          </chart:series>
          <chart:series chart:style-name="ch7" chart:values-cell-range-address="Hoja1.C12:Hoja1.C16" chart:label-cell-address="Hoja1.C11:Hoja1.C11" chart:class="chart:bar">
            <chart:data-point chart:repeated="5"/>
          </chart:series>
          <chart:series chart:style-name="ch8" chart:values-cell-range-address="Hoja1.D12:Hoja1.D16" chart:label-cell-address="Hoja1.D11:Hoja1.D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queña</text:p>
                <draw:g>
                  <svg:desc>Hoja1.B11:Hoja1.B11</svg:desc>
                </draw:g>
              </table:table-cell>
              <table:table-cell office:value-type="string">
                <text:p>Mediana</text:p>
                <draw:g>
                  <svg:desc>Hoja1.C11:Hoja1.C11</svg:desc>
                </draw:g>
              </table:table-cell>
              <table:table-cell office:value-type="string">
                <text:p>Grande</text:p>
                <draw:g>
                  <svg:desc>Hoja1.D11:Hoja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undidad</text:p>
                <draw:g>
                  <svg:desc>Hoja1.A12:Hoja1.A16</svg:desc>
                </draw:g>
              </table:table-cell>
              <table:table-cell office:value-type="float" office:value="46048">
                <text:p>46048</text:p>
                <draw:g>
                  <svg:desc>Hoja1.B12:Hoja1.B16</svg:desc>
                </draw:g>
              </table:table-cell>
              <table:table-cell office:value-type="float" office:value="NaN">
                <text:p>NaN</text:p>
                <draw:g>
                  <svg:desc>Hoja1.C12:Hoja1.C16</svg:desc>
                </draw:g>
              </table:table-cell>
              <table:table-cell office:value-type="float" office:value="0">
                <text:p>0</text:p>
                <draw:g>
                  <svg:desc>Hoja1.D12:Hoja1.D16</svg:desc>
                </draw:g>
              </table:table-cell>
            </table:table-row>
            <table:table-row>
              <table:table-cell office:value-type="string">
                <text:p>Coste Uniforme</text:p>
              </table:table-cell>
              <table:table-cell office:value-type="float" office:value="1815">
                <text:p>1815</text:p>
              </table:table-cell>
              <table:table-cell office:value-type="float" office:value="18937">
                <text:p>18937</text:p>
              </table:table-cell>
              <table:table-cell office:value-type="float" office:value="63475">
                <text:p>63475</text:p>
              </table:table-cell>
            </table:table-row>
            <table:table-row>
              <table:table-cell office:value-type="string">
                <text:p>Anchura</text:p>
              </table:table-cell>
              <table:table-cell office:value-type="float" office:value="1962">
                <text:p>1962</text:p>
              </table:table-cell>
              <table:table-cell office:value-type="float" office:value="12332">
                <text:p>12332</text:p>
              </table:table-cell>
              <table:table-cell office:value-type="float" office:value="43965">
                <text:p>43965</text:p>
              </table:table-cell>
            </table:table-row>
            <table:table-row>
              <table:table-cell office:value-type="string">
                <text:p>Voraz</text:p>
              </table:table-cell>
              <table:table-cell office:value-type="float" office:value="1151">
                <text:p>1151</text:p>
              </table:table-cell>
              <table:table-cell office:value-type="float" office:value="36495">
                <text:p>36495</text:p>
              </table:table-cell>
              <table:table-cell office:value-type="float" office:value="80901">
                <text:p>80901</text:p>
              </table:table-cell>
            </table:table-row>
            <table:table-row>
              <table:table-cell office:value-type="string">
                <text:p>A*</text:p>
              </table:table-cell>
              <table:table-cell office:value-type="float" office:value="1473">
                <text:p>1473</text:p>
              </table:table-cell>
              <table:table-cell office:value-type="float" office:value="17571">
                <text:p>17571</text:p>
              </table:table-cell>
              <table:table-cell office:value-type="float" office:value="64433">
                <text:p>64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